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  <style:style style:name="T1" style:family="text">
      <style:text-properties fo:color="#000000" style:font-name="Segoe UI" fo:font-size="11pt" fo:font-weight="normal" style:font-name-asian="Segoe UI" style:font-size-asian="11pt" style:font-weight-asian="normal" style:font-name-complex="Segoe UI" style:font-size-complex="11pt" style:font-weight-complex="normal"/>
    </style:style>
    <style:style style:name="T2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3" style:family="text">
      <style:text-properties fo:color="#000000" style:font-name="Segoe UI" fo:font-size="16pt" style:text-underline-style="solid" style:text-underline-width="auto" style:text-underline-color="font-color" fo:font-weight="bold" style:font-name-asian="Segoe UI" style:font-size-asian="16pt" style:font-weight-asian="bold" style:font-name-complex="Segoe UI" style:font-size-complex="16pt" style:font-weight-complex="bold"/>
    </style:style>
    <style:style style:name="T4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is still a issue....</text:p>
      <text:p text:style-name="P1"/>
      <text:p text:style-name="P1">10 May 2025 Saturday</text:p>
      <text:p text:style-name="P1"/>
      <text:p text:style-name="P1">After about three failures of the web server I am slowly coming to the conclusion that perhaps I have been hacked. It could of course just be pure lack of competance on my part and a pure configuration/hardware issue. But it is strange that the web server has now just gone down and ceased working. I am of course looking at myself</text:p>
      <text:p text:style-name="P1"/>
      <text:p text:style-name="P1"><text:span text:style-name="T1">Mt 7:5</text:span><text:span text:style-name="T2"> <text:s/>“Hypocrite! First remove the </text:span><text:span text:style-name="T3">plank</text:span><text:span text:style-name="T4"> from your own </text:span><text:span text:style-name="T3">eye</text:span><text:span text:style-name="T4">, and then you will see clearly to remove the speck from your brother’s </text:span><text:span text:style-name="T3">eye</text:span><text:span text:style-name="T4">.</text:span></text:p>
      <text:p text:style-name="P2"/>
      <text:p text:style-name="P2">However it could also be a hack. Even by a bot. My “security” such as it is, is minimal or non existent! So I guess it was inevitable that sooner of later I would attract a hack. </text:p>
      <text:p text:style-name="P2">Whatever caused the failures I am now looking into security. And especially SSH and public and private keys. </text:p>
      <text:p text:style-name="P2"/>
      <text:p text:style-name="P2">So get the tutorials and books and start looking at ways to beef up with security. I am slowly beginning to understand SSH and public and private keys. But it is taking time. I may have to do a course. I am just having problems installing it on the raspberry pi. I have done what the tutorials/instructions seem to be saying and yet the thing aint connecting!! I dont know what I am doing wrong. </text:p>
      <text:p text:style-name="P2">I am thinking about installing Ubuntu. And then using the Ubuntu to install the keys on the Pi. This way I know the keys will be right. </text:p>
      <text:p text:style-name="P2">Of course.....but perhaps there is no “of course” about it, I need to use FAITH!!!</text:p>
      <text:p text:style-name="P2"/>
      <text:p text:style-name="P2">Here I am presented with(to me) a difficult problem and as yet no solution.</text:p>
      <text:p text:style-name="P2"><text:soft-page-break/></text:p>
      <text:p text:style-name="P2">Friday 16 May 2025</text:p>
      <text:p text:style-name="P2"/>
      <text:p text:style-name="P2">ok security is still on the agenda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0T11:43:56.48</meta:creation-date>
    <dc:date>2025-05-16T14:17:24.75</dc:date>
    <meta:editing-duration>PT1H16M56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12" meta:word-count="293" meta:character-count="1548"/>
  </office:meta>
</office:document-meta>
</file>